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BinaryDecoder.decodeToMono( Publisher &lt; DataBuffer &gt; inputStream , ResolvableType elemen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KotlinSerializationBinaryDecoder.getDecodableMimeTypes( ResolvableType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Decoder.canDecode( ResolvableType elementType , @ Nullable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Decoder.getMax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Decoder.KotlinSerializationBinaryDecoder( T format ,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Decoder.getDecodabl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Decoder.setMaxInMemorySi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Decoder.decode( Publisher &lt; DataBuffer &gt; inputStream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